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Data on x: 1032.852051; Data on y: 28.975000; Data on z: -13.481000</text:span></text:p>
      <text:p text:style-name="P1"><text:span text:style-name="T1">Data on x: 1032.668945; Data on y: 27.084000; Data on z: -9.394000</text:span></text:p>
      <text:p text:style-name="P1"><text:span text:style-name="T1">Data on x: 1033.706055; Data on y: 26.351999; Data on z: -10.736000</text:span></text:p>
      <text:p text:style-name="P1"><text:span text:style-name="T1">Data on x: 1033.645020; Data on y: 28.975000; Data on z: -11.468000</text:span></text:p>
      <text:p text:style-name="P1"><text:span text:style-name="T1">Data on x: 1032.791016; Data on y: 28.487000; Data on z: -9.577000</text:span></text:p>
      <text:p text:style-name="P1"><text:span text:style-name="T1">Data on x: 1033.339966; Data on y: 28.426001; Data on z Data on x: 1032.425049; Data on y: 27.938000; Data on z: -12.200000</text:span></text:p>
      <text:p text:style-name="P1"><text:span text:style-name="T1">Data on x: 1033.766968; Data on y: 29.584999; Data on z: -10.553000</text:span></text:p>
      <text:p text:style-name="P1"><text:span text:style-name="T1">Data on x: 1034.803955; Data on y: 28.731001; Data on z: -11.529000</text:span></text:p>
      <text:p text:style-name="P1"><text:span text:style-name="T1">Data on x: 1033.645020; Data on y: 27.816000; Data on z: -11.956000</text:span></text:p>
      <text:p text:style-name="P1"><text:span text:style-name="T1">Data on x: 1032.364014; Data on y: Data on x: 1034.193970; Data on y: 29.035999; Data on z: -9.028000</text:span></text:p>
      <text:p text:style-name="P1"><text:span text:style-name="T1">Data on x: 1032.912964; Data on y: 28.731001; Data on z: -8.479000</text:span></text:p>
      <text:p text:style-name="P1"><text:span text:style-name="T1">Data on x: 1033.766968; Data on y: 28.853001; Data on z: -13.237000</text:span></text:p>
      <text:p text:style-name="P1"><text:span text:style-name="T1">Data on x: 1031.875977; Data on y: 29.219000; Data on z: -10.797000</text:span></text:p>
      <text:p text:style-name="P1"><text:span text:style-name="T1">Data on x: 1032.364014; Dat Data on x: 1034.864990; Data on y: 28.181999; Data on z: -11.834000</text:span></text:p>
      <text:p text:style-name="P1"><text:span text:style-name="T1">Data on x: 1033.401001; Data on y: 29.097000; Data on z: -7.686000</text:span></text:p>
      <text:p text:style-name="P1"><text:span text:style-name="T1">Data on x: 1033.095947; Data on y: 28.121000; Data on z: -12.505000</text:span></text:p>
      <text:p text:style-name="P1"><text:span text:style-name="T1">Data on x: 1033.339966; Data on y: 27.754999; Data on z: -9.394000</text:span></text:p>
      <text:p text:style-name="P1"><text:span text:style-name="T1">Data on x: 1033.218018; Data on y: Data on x: 1033.156982; Data on y: 25.986000; Data on z: -7.930000</text:span></text:p>
      <text:p text:style-name="P1"><text:span text:style-name="T1">Data on x: 1031.631958; Data on y: 28.487000; Data on z: -10.126000</text:span></text:p>
      <text:p text:style-name="P1"><text:span text:style-name="T1">Data on x: 1031.265991; Data on y: 29.707001; Data on z: -5.978000</text:span></text:p>
      <text:p text:style-name="P1"><text:span text:style-name="T1">Data on x: 1031.998047; Data on y: 28.548000; Data on z: -11.651000</text:span></text:p>
      <text:p text:style-name="P1"><text:span text:style-name="T1">Data on x: 10Data on x: 1033.279053; Data on y: 28.853001; Data on z: -11.346000</text:span></text:p>
      <text:p text:style-name="P1"><text:span text:style-name="T1">Data on x: 1032.608032; Data on y: 28.121000; Data on z: -9.821000</text:span></text:p>
      <text:p text:style-name="P1"><text:span text:style-name="T1">Data on x: 1034.072021; Data on y: 28.426001; Data on z: -10.187000</text:span></text:p>
      <text:p text:style-name="P1"><text:span text:style-name="T1">Data on x: 1033.339966; Data on y: 28.853001; Data on z: -11.773000</text:span></text:p>
      <text:p text:style-name="P1"><text:span text:style-name="T1">Data on x: 1034.010986; Data on y: 28.670000; Data on z: -11.102000</text:span></text:p>
      <text:p text:style-name="P1"><text:span text:style-name="T1">Data on x: 1033.156982; Data on y: 29.524000; Data on z: -13.969000</text:span></text:p>
      <text:p text:style-name="P1"><text:span text:style-name="T1">Data on x: 1032.912964; Data on y: 28.731001; Data on z: -9.333000</text:span></text:p>
      <text:p text:style-name="P1"><text:span text:style-name="T1">Data on x: 1032.668945; Data on y: 28.243000; Data on z: -13.115000</text:span></text:p>
      <text:p text:style-name="P1"><text:span text:style-name="T1">Data on x: 1033.462036; Data on y: 29.462999; Data on z: -8.418000</text:span></text:p>
      <text:p text:style-name="P1"><text:span text:style-name="T1">Data on x: 1035.718994; Data on y: 28.548000; Data on z: -10.797000</text:span></text:p>
      <text:p text:style-name="P1"><text:span text:style-name="T1">Data on x: 1034.803955; Data on y: 29.584999; Data on z: -8.052000</text:span></text:p>
      <text:p text:style-name="P1"><text:span text:style-name="T1">Data on x: 1033.218018; Data on y: 28.792000; Data on z: -7.625000</text:span></text:p>
      <text:p text:style-name="P1"><text:span text:style-name="T1">Data on x: 1016.320984; Data on y: 28.853001; Data on z: -4.209000</text:span></text:p>
      <text:p text:style-name="P1"><text:span text:style-name="T1">Data on x: 1024.373047; Data on y: 28.426001; Data on z: -11.651000</text:span></text:p>
      <text:p text:style-name="P1"><text:span text:style-name="T1">Data on x: 1028.459961; Data on y: 27.754999; Data on z: -15.250000</text:span></text:p>
      <text:p text:style-name="P1"><text:span text:style-name="T1">Data on x: 1031.144043; Data on y: 30.316999; Data on z: -11.407000</text:span></text:p>
      <text:p text:style-name="P1"><text:span text:style-name="T1">Data on x: 1037.365967; Data on y: 28.548000; Data on z: -14.579000</text:span></text:p>
      <text:p text:style-name="P1"><text:span text:style-name="T1">Data on x: 1033.339966; Data on y: 28.670000; Data on z: -7.869000</text:span></text:p>
      <text:p text:style-name="P1"><text:span text:style-name="T1">Data on x: 1033.889038; Data on y: 28.608999; Data on z: -8.235000</text:span></text:p>
      <text:p text:style-name="P1"><text:span text:style-name="T1">DData on x: 1032.364014; Data on y: 30.073000; Data on z: -6.466000</text:span></text:p>
      <text:p text:style-name="P1"><text:span text:style-name="T1">Data on x: 1030.717041; Data on y: 28.731001; Data on z: -9.638000</text:span></text:p>
      <text:p text:style-name="P1"><text:span text:style-name="T1">Data on x: 1031.144043; Data on y: 29.097000; Data on z: -9.211000</text:span></text:p>
      <text:p text:style-name="P1"><text:span text:style-name="T1">Data on x: 1033.339966; Data on y: 29.584999; Data on z: -9.394000</text:span></text:p>
      <text:p text:style-name="P1"><text:span text:style-name="T1">Data on x: 1033.889038 Data on x: 1032.608032; Data on y: 28.548000; Data on z: -11.224000</text:span></text:p>
      <text:p text:style-name="P1"><text:span text:style-name="T1">Data on x: 1031.937012; Data on y: 29.341000; Data on z: -10.309000</text:span></text:p>
      <text:p text:style-name="P1"><text:span text:style-name="T1">Data on x: 1031.937012; Data on y: 28.181999; Data on z: -8.906000</text:span></text:p>
      <text:p text:style-name="P1"><text:span text:style-name="T1">Data on x: 1032.425049; Data on y: 28.059999; Data on z: -9.943000</text:span></text:p>
      <text:p text:style-name="P1"><text:span text:style-name="T1">Data on x: 1034.620972; Data on y: 28.731001; DatData on x: 1016.015991; Data on y: 28.670000; Data on z: -10.980000</text:span></text:p>
      <text:p text:style-name="P1"><text:span text:style-name="T1">Data on x: 1030.107056; Data on y: 28.548000; Data on z: -10.553000</text:span></text:p>
      <text:p text:style-name="P1"><text:span text:style-name="T1">Data on x: 1036.267944; Data on y: 29.524000; Data on z: -6.954000</text:span></text:p>
      <text:p text:style-name="P1"><text:span text:style-name="T1">Data on x: 1031.144043; Data on y: 29.219000; Data on z: -9.882000</text:span></text:p>
      <text:p text:style-name="P1"><text:span text:style-name="T1">Data on x: 1031Data on x: 1033.828003; Data on y: 28.243000; Data on z: -8.113000</text:span></text:p>
      <text:p text:style-name="P1"><text:span text:style-name="T1">Data on x: 1034.376953; Data on y: 28.792000; Data on z: -10.187000</text:span></text:p>
      <text:p text:style-name="P1"><text:span text:style-name="T1">Data on x: 1034.316040; Data on y: 29.035999; Data on z: -10.309000</text:span></text:p>
      <text:p text:style-name="P1"><text:span text:style-name="T1">Data on x: 1036.084961; Data on y: 28.608999; Data on z: -10.004000</text:span></text:p>
      <text:p text:style-name="P1"><text:span text:style-name="T1">Data on x: 1033.401001; Data on y: 28.059999; Data on z: -9.333000</text:span></text:p>
      <text:p text:style-name="P1"><text:span text:style-name="T1">Data on x: 1032.912964; Data on y: 29.646000; Data on z: -11.773000</text:span></text:p>
      <text:p text:style-name="P1"><text:span text:style-name="T1">Data on x: 1033.522949; Data on y: 29.035999; Data on z: -6.100000</text:span></text:p>
      <text:p text:style-name="P1"><text:span text:style-name="T1">Data on x: 1033.339966; Data on y: 29.280001; Data on z: -9.455000</text:span></text:p>
      <text:p text:style-name="P1"><text:span text:style-name="T1">Data on x: 1032.791016; Data on y: 28.853001; Data on z: -12.139000</text:span></text:p>
      <text:p text:style-name="P1"><text:span text:style-name="T1">Data on x: 1033.095947; Data on y: 28.670000; Data on z: -11 Data on x: 1032.912964; Data on y: 28.365000; Data on z: -14.030000</text:span></text:p>
      <text:p text:style-name="P1"><text:span text:style-name="T1">Data on x: 1030.961060; Data on y: 28.243000; Data on z: -8.052000</text:span></text:p>
      <text:p text:style-name="P1"><text:span text:style-name="T1">Data on x: 1035.840942; Data on y: 28.792000; Data on z: -10.675000</text:span></text:p>
      <text:p text:style-name="P1"><text:span text:style-name="T1">Data on x: 1032.668945; Data on y: 29.035999; Data on z: -11.041000</text:span></text:p>
      <text:p text:style-name="P1"><text:span text:style-name="T1">Data on x: 1032.608032; Data on y: 27.084000; Data on z: -12.017000</text:span></text:p>
      <text:p text:style-name="P1"><text:span text:style-name="T1">Data on x: 1033.828003; Data on y: 28.670000; Data on z: -10.431000</text:span></text:p>
      <text:p text:style-name="P1"><text:span text:style-name="T1">Data on x: 1033.766968; Data on y: 26.596001; Data on z: -11.407000</text:span></text:p>
      <text:p text:style-name="P1"><text:span text:style-name="T1">Data on x: 1031.875977; Data on y: 28.181999; Data on z: -13.481000</text:span></text:p>
      <text:p text:style-name="P1"><text:span text:style-name="T1">Data on x: 1033.645020; Data on y: 28.181999; Data on z: -8.845000</text:span></text:p>
      <text:p text:style-name="P1"><text:span text:style-name="T1">Data on x: 1032.181030; Data on y: 28.731001; Data on z: -10.309000</text:span></text:p>
      <text:p text:style-name="P1"><text:span text:style-name="T1">Data on x: 1034.743042; Data on y: 29.280001; Data on z: -8.906000</text:span></text:p>
      <text:p text:style-name="P1"><text:span text:style-name="T1">Data on x: 1031.571045; Data on y: 27.327999; Data on z: -13.725000</text:span></text:p>
      <text:p text:style-name="P1"><text:span text:style-name="T1">Data on x: 1033.339966; Data on y: 28.731001; Data on z: -12.871000</text:span></text:p>
      <text:p text:style-name="P1"><text:span text:style-name="T1">Data on x: 1035.413940; Data on y: 28.365000; Data on z: -6.344000</text:span></text:p>
      <text:p text:style-name="P1"><text:span text:style-name="T1">Data on x: 1032.058960; Data on y: 29.035999; Data on z: -9.638000</text:span></text:p>
      <text:p text:style-name="P1"><text:span text:style-name="T1">Data on x: 1031.083008; Data on y: 28.914000; Data on z: -8.723000</text:span></text:p>
      <text:p text:style-name="P1"><text:span text:style-name="T1">Data on x: 1034.560059; Data on y: 27.999001; Data on z: -8.967000</text:span></text:p>
      <text:p text:style-name="P1"><text:span text:style-name="T1">Data on x: 1034.010986; Data on y: 27.389000; Data on z: -7.808000</text:span></text:p>
      <text:p text:style-name="P1"><text:span text:style-name="T1">Data on x: 1045.113037; Data on y: 28.608999; Data on z: -10.004000</text:span></text:p>
      <text:p text:style-name="P1"><text:span text:style-name="T1">Data on x: 1030.900024; Data on y: 27.75499 Data on x: 1036.390015; Data on y: 29.889999; Data on z: -11.651000</text:span></text:p>
      <text:p text:style-name="P1"><text:span text:style-name="T1">Data on x: 1034.376953; Data on y: 29.584999; Data on z: -11.895000</text:span></text:p>
      <text:p text:style-name="P1"><text:span text:style-name="T1">Data on x: 1033.401001; Data on y: 28.426001; Data on z: -8.662000</text:span></text:p>
      <text:p text:style-name="P1"><text:span text:style-name="T1">Data on x: 1034.437988; Data on y: 28.487000; Data on z: -12.139000</text:span></text:p>
      <text:p text:style-name="P1"><text:span text:style-name="T1">Data on x: 10Data on x: 1031.510010; Data on y: 30.316999; Data on z: -6.588000</text:span></text:p>
      <text:p text:style-name="P1"><text:span text:style-name="T1">Data on x: 1031.998047; Data on y: 28.608999; Data on z: -12.322000</text:span></text:p>
      <text:p text:style-name="P1"><text:span text:style-name="T1">Data on x: 1034.193970; Data on y: 28.792000; Data on z: -10.553000</text:span></text:p>
      <text:p text:style-name="P1"><text:span text:style-name="T1">Data on x: 1032.181030; Data on y: 28.608999; Data on z: -8.418000</text:span></text:p>
      <text:p text:style-name="P1"><text:span text:style-name="T1">Data on x: 1034.193970; Data on y: 27.75499Data on x: 1033.949951; Data on y: 28.670000; Data on z: -9.943000</text:span></text:p>
      <text:p text:style-name="P1"><text:span text:style-name="T1">Data on x: 1033.645020; Data on y: 28.059999; Data on z: -8.662000</text:span></text:p>
      <text:p text:style-name="P1"><text:span text:style-name="T1">Data on x: 1031.204956; Data on y: 27.999001; Data on z: -11.346000</text:span></text:p>
      <text:p text:style-name="P1"><text:span text:style-name="T1">Data on x: 1031.510010; Data on y: 29.829000; Data on z: -11.224000</text:span></text:p>
      <text:p text:style-name="P1"><text:span text:style-name="T1">Data on x: 1034.987061; Data on y: 27.99900Data on x: 1035.413940; Data on y: 29.768000; Data on z: -6.527000</text:span></text:p>
      <text:p text:style-name="P1"><text:span text:style-name="T1">Data on x: 1034.316040; Data on y: 27.938000; Data on z: -13.359000</text:span></text:p>
      <text:p text:style-name="P1"><text:span text:style-name="T1">Data on x: 1033.766968; Data on y: 29.219000; Data on z: -8.418000</text:span></text:p>
      <text:p text:style-name="P1"><text:span text:style-name="T1">Data on x: 1032.485962; Data on y: 27.023001; Data on z: -9.394000</text:span></text:p>
      <text:p text:style-name="P1"><text:span text:style-name="T1">Data on x: 1033.401001; Data on y: 27.084 Data on x: 1032.912964; Data on y: 28.670000; Data on z: -10.858000</text:span></text:p>
      <text:p text:style-name="P1"><text:span text:style-name="T1">Data on x: 1031.448975; Data on y: 28.914000; Data on z: -10.492000</text:span></text:p>
      <text:p text:style-name="P1"><text:span text:style-name="T1">Data on x: 1034.376953; Data on y: 28.548000; Data on z: -12.139000</text:span></text:p>
      <text:p text:style-name="P1"><text:span text:style-name="T1">Data on x: 1032.729980; Data on y: 27.023001; Data on z: -6.344000</text:span></text:p>
      <text:p text:style-name="P1"><text:span text:style-name="T1">Data on x: 1034.803955; Data on y: 28.548000; DatData on x: 1033.035034; Data on y: 29.829000; Data on z: -14.213000</text:span></text:p>
      <text:p text:style-name="P1"><text:span text:style-name="T1">Data on x: 1035.657959; Data on y: 27.999001; Data on z: -10.187000</text:span></text:p>
      <text:p text:style-name="P1"><text:span text:style-name="T1">Data on x: 1034.682007; Data on y: 26.230000; Data on z: -12.505000</text:span></text:p>
      <text:p text:style-name="P1"><text:span text:style-name="T1">Data on x: 1032.364014; Data on y: 28.243000; Data on z: -10.492000</text:span></text:p>
      <text:p text:style-name="P1"><text:span text:style-name="T1">Data on x: Data on x: 1032.791016; Data on y: 27.877001; Data on z: -10.126000</text:span></text:p>
      <text:p text:style-name="P1"><text:span text:style-name="T1">Data on x: 1031.571045; Data on y: 27.450001; Data on z: -12.322000</text:span></text:p>
      <text:p text:style-name="P1"><text:span text:style-name="T1">Data on x: 1036.024048; Data on y: 28.548000; Data on z: -10.858000</text:span></text:p>
      <text:p text:style-name="P1"><text:span text:style-name="T1">Data on x: 1036.938965; Data on y: 28.548000; Data on z: -8.601000</text:span></text:p>
      <text:p text:style-name="P1"><text:span text:style-name="T1">Data on x: 1034.193970; Data on y: 2Data on x: 1030.717041; Data on y: 27.632999; Data on z: -9.760000</text:span></text:p>
      <text:p text:style-name="P1"><text:span text:style-name="T1">Data on x: 1034.316040; Data on y: 27.999001; Data on z: -10.736000</text:span></text:p>
      <text:p text:style-name="P1"><text:span text:style-name="T1">Data on x: 1033.949951; Data on y: 29.097000; Data on z: -8.662000</text:span></text:p>
      <text:p text:style-name="P1"><text:span text:style-name="T1">Data on x: 1032.364014; Data on y: 27.327999; Data on z: -8.662000</text:span></text:p>
      <text:p text:style-name="P1"><text:span text:style-name="T1">Data on x: 1033.462036; Data on y: 27.389000; Data on z: -11.956000</text:span></text:p>
      <text:p text:style-name="P1"><text:span text:style-name="T1">Data on x: 1035.474976; Data on y: 28.426001; Data on z: -6.222000</text:span></text:p>
      <text:p text:style-name="P1"><text:span text:style-name="T1">Data on x: 1032.791016; Data on y: 29.035999; Data on z: -6.893000</text:span></text:p>
      <text:p text:style-name="P1"><text:span text:style-name="T1">Data on x: 1031.510010; Data on y: 30.622000; Data on z: -11.834000</text:span></text:p>
      <text:p text:style-name="P1"><text:span text:style-name="T1">Data on x: 1034.255005; Data on y: 27.816000; Data on z: -12.139000</text:span></text:p>
      <text:p text:style-name="P1"><text:span text:style-name="T1">Data on x: 1034.193970; Data on y: 29.646000; DaData on x: 1031.998047; Data on y: 28.670000; Data on z: -12.078000</text:span></text:p>
      <text:p text:style-name="P1"><text:span text:style-name="T1">Data on x: 1031.998047; Data on y: 27.938000; Data on z: -11.712000</text:span></text:p>
      <text:p text:style-name="P1"><text:span text:style-name="T1">Data on x: 1033.401001; Data on y: 29.219000; Data on z: -10.614000</text:span></text:p>
      <text:p text:style-name="P1"><text:span text:style-name="T1">Data on x: 1033.035034; Data on y: 29.097000; Data on z: -11.224000</text:span></text:p>
      <text:p text:style-name="P1"><text:span text:style-name="T1">Data on x: 1033.401001; Data on y: 28Data on x: 1034.255005; Data on y: 28.487000; Data on z: -12.139000</text:span></text:p>
      <text:p text:style-name="P1"><text:span text:style-name="T1">Data on x: 1034.864990; Data on y: 28.548000; Data on z: -10.431000</text:span></text:p>
      <text:p text:style-name="P1"><text:span text:style-name="T1">Data on x: 1033.949951; Data on y: 29.035999; Data on z: -8.906000</text:span></text:p>
      <text:p text:style-name="P1"><text:span text:style-name="T1">Data on x: 1031.754028; Data on y: 28.792000; Data on z: -9.821000</text:span></text:p>
      <text:p text:style-name="P1"><text:span text:style-name="T1">Data on x: 1031.387939; Data on y: Data on x: 1035.597046; Data on y: 26.657000; Data on z: -13.237000</text:span></text:p>
      <text:p text:style-name="P1"><text:span text:style-name="T1">Data on x: 1033.095947; Data on y: 28.792000; Data on z: -7.747000</text:span></text:p>
      <text:p text:style-name="P1"><text:span text:style-name="T1">Data on x: 1033.462036; Data on y: 28.731001; Data on z: -13.847000</text:span></text:p>
      <text:p text:style-name="P1"><text:span text:style-name="T1">Data on x: 1034.560059; Data on y: 28.487000; Data on z: -12.749000</text:span></text:p>
      <text:p text:style-name="P1"><text:span text:style-name="T1">Data on x: 103 Data on x: 1031.327026; Data on y: 27.389000; Data on z: -10.309000</text:span></text:p>
      <text:p text:style-name="P1"><text:span text:style-name="T1">Data on x: 1036.451050; Data on y: 28.792000; Data on z: -12.383000</text:span></text:p>
      <text:p text:style-name="P1"><text:span text:style-name="T1">Data on x: 1032.729980; Data on y: 29.219000; Data on z: -9.272000</text:span></text:p>
      <text:p text:style-name="P1"><text:span text:style-name="T1">Data on x: 1034.437988; Data on y: 28.792000; Data on z: -10.004000</text:span></text:p>
      <text:p text:style-name="P1"><text:span text:style-name="T1">Data on x: 1032.912964; Data on y: 29.097000; Data on z: -14.152000</text:span></text:p>
      <text:p text:style-name="P1"><text:span text:style-name="T1">Data on x: 1034.072021; Data on y: 27.694000; Data on z: -7.747000</text:span></text:p>
      <text:p text:style-name="P1"><text:span text:style-name="T1">Data on x: 1034.376953; Data on y: 28.059999; Data on z: -12.078000</text:span></text:p>
      <text:p text:style-name="P1"><text:span text:style-name="T1">Data on x: 1035.353027; Data on y: 27.511000; Data on z: -8.845000</text:span></text:p>
      <text:p text:style-name="P1"><text:span text:style-name="T1">Data on x: 1035.353027; Data on y: 29.158001; Data on z: -13.359000</text:span></text:p>
      <text:p text:style-name="P1"><text:span text:style-name="T1">Data on x: 1034.864990; Data on y: Data on x: 1033.156982; Data on y: -18.299999; Data on z: 0.061000</text:span></text:p>
      <text:p text:style-name="P1"><text:span text:style-name="T1">Data on x: -1013.820007; Data on y: -17.202000; Data on z: 10.309000</text:span></text:p>
      <text:p text:style-name="P1"><text:span text:style-name="T1">Data on x: -1014.125000; Data on y: -16.958000; Data on z: 6.161000</text:span></text:p>
      <text:p text:style-name="P1"><text:span text:style-name="T1">Data on x: -1012.478027; Data on y: -16.531000; Data on z: 0.793000</text:span></text:p>
      <text:p text:style-name="P1"><text:span text:style-name="T1">Data on x: -1012.234009; Data on y: -17.263000; Data on z: 5.856000</text:span></text:p>
      <text:p text:style-name="P1"><text:span text:style-name="T1">Data on x: -1014.918030; Data on y: -17.018999; Data on z: 9.211000</text:span></text:p>
      <text:p text:style-name="P1"><text:span text:style-name="T1">Data on x: -1014.002991; Data on y: -15.311000; Data on z: 7.747000</text:span></text:p>
      <text:p text:style-name="P1"><text:span text:style-name="T1">Data on x: -1010.038025; Data on y: -17.629000; Data on z: 1.647000</text:span></text:p>
      <text:p text:style-name="P1"><text:span text:style-name="T1">Data on x: -1015.161987; Data on y: -18.788000; Data on z: 5.429000</text:span></text:p>
      <text:p text:style-name="P1"><text:span text:style-name="T1">Data on x: -1015.466980; Data on y: -18.056000; Data on z: 8.845000</text:span></text:p>
      <text:p text:style-name="P1"><text:span text:style-name="T1">Data on x: -1009.367004; Data on y: -16.409000; Data on z: 0.122000</text:span></text:p>
      <text:p text:style-name="P1"><text:span text:style-name="T1">Data on x: -1013.637024; Data on y: -18.117001; Data on z: 2.501000</text:span></text:p>
      <text:p text:style-name="P1"><text:span text:style-name="T1">Data on x: -1013.942017; Data on y: -18.544001; Data on z: 4.392000</text:span></text:p>
      <text:p text:style-name="P1"><text:span text:style-name="T1">Data on x: -1011.989990; Data on y: -17.568001; Data on z: 2.745000</text:span></text:p>
      <text:p text:style-name="P1"><text:span text:style-name="T1">Data on x: -1013.331970; Data on y: -16.714001; Data on z: 5.185000</text:span></text:p>
      <text:p text:style-name="P1"><text:span text:style-name="T1">Data on x: -1013.880981; Data on y: Data on x: -1014.429993; Data on y: -18.849001; Data on z: 7.869000</text:span></text:p>
      <text:p text:style-name="P1"><text:span text:style-name="T1">Data on x: -1012.051025; Data on y: -15.860000; Data on z: 4.392000</text:span></text:p>
      <text:p text:style-name="P1"><text:span text:style-name="T1">Data on x: -1014.491028; Data on y: -17.934000; Data on z: 6.222000</text:span></text:p>
      <text:p text:style-name="P1"><text:span text:style-name="T1">Data on x: -1013.575989; Data on y: -18.666000; Data on z: 7.625000</text:span></text:p>
      <text:p text:style-name="P1"><text:span text:style-name="T1">Data on x: -1012.905029; Data on y: -18.056000; Data on z: 0.427000</text:span></text:p>
      <text:p text:style-name="P1"><text:span text:style-name="T1">Data on x: -1012.294983; Data on y: -17.750999; Data on z: 4.148000</text:span></text:p>
      <text:p text:style-name="P1"><text:span text:style-name="T1">Data on x: -1013.637024; Data on y: -17.812000; Data on z: 5.856000</text:span></text:p>
      <text:p text:style-name="P1"><text:span text:style-name="T1">Data on x: -1014.125000; Data on y: -17.385000; Data on z: 4.697000</text:span></text:p>
      <text:p text:style-name="P1"><text:span text:style-name="T1">Data on x: -1012.539001; Data on y: -18.666000; Data on z: 4.514000</text:span></text:p>
      <text:p text:style-name="P1"><text:span text:style-name="T1">Data on x: -1012.966003; Data on y: -16.958000; Data on z: 3.172000</text:span></text:p>
      <text:p text:style-name="P1"><text:span text:style-name="T1">Data on x: -1010.708984; Data on y: -16.653000; Data on z: 8.601000</text:span></text:p>
      <text:p text:style-name="P1"><text:span text:style-name="T1">Data on x: -1013.758972; Data on y: -17.568001; Data on z: 3.233000</text:span></text:p>
      <text:p text:style-name="P1"><text:span text:style-name="T1">Data on x: -1010.892029; Data on y: -18.056000; Data on z: 4.331000</text:span></text:p>
      <text:p text:style-name="P1"><text:span text:style-name="T1">Data on x: -1011.867981; Data on y: -16.042999; Data on z: 4.758000</text:span></text:p>
      <text:p text:style-name="P1"><text:span text:style-name="T1">DatData on x: -1013.026978; Data on y: -18.422001; Data on z: 11.529000</text:span></text:p>
      <text:p text:style-name="P1"><text:span text:style-name="T1">Data on x: -1012.416992; Data on y: -16.226000; Data on z: -1.891000</text:span></text:p>
      <text:p text:style-name="P1"><text:span text:style-name="T1">Data on x: -1013.270996; Data on y: -18.177999; Data on z: 7.747000</text:span></text:p>
      <text:p text:style-name="P1"><text:span text:style-name="T1">Data on x: -1011.989990; Data on y: -17.629000; Data on z: 7.137000</text:span></text:p>
      <text:p text:style-name="P1"><text:span text:style-name="T1">Data on x: -1015.039978; Data oData on x: -1011.807007; Data on y: -17.141001; Data on z: 9.333000</text:span></text:p>
      <text:p text:style-name="P1"><text:span text:style-name="T1">Data on x: -1014.856995; Data on y: -17.263000; Data on z: 1.159000</text:span></text:p>
      <text:p text:style-name="P1"><text:span text:style-name="T1">Data on x: -1013.026978; Data on y: -17.323999; Data on z: 8.967000</text:span></text:p>
      <text:p text:style-name="P1"><text:span text:style-name="T1">Data on x: -1012.539001; Data on y: -16.958000; Data on z: 4.697000</text:span></text:p>
      <text:p text:style-name="P1"><text:span text:style-name="T1">Data on x: -1029.130981; Data on y: Data on x: -1015.161987; Data on y: -16.896999; Data on z: 2.501000</text:span></text:p>
      <text:p text:style-name="P1"><text:span text:style-name="T1">Data on x: -1013.453979; Data on y: -17.263000; Data on z: 1.098000</text:span></text:p>
      <text:p text:style-name="P1"><text:span text:style-name="T1">Data on x: -1014.429993; Data on y: -18.422001; Data on z: 2.318000</text:span></text:p>
      <text:p text:style-name="P1"><text:span text:style-name="T1">Data on x: -1013.880981; Data on y: -18.605000; Data on z: 1.647000</text:span></text:p>
      <text:p text:style-name="P1"><text:span text:style-name="T1">Data on x: -1013.758972; Data on y: -16.5919Data on x: -1013.270996; Data on y: -17.263000; Data on z: -0.976000</text:span></text:p>
      <text:p text:style-name="P1"><text:span text:style-name="T1">Data on x: -1013.880981; Data on y: -17.568001; Data on z: 2.806000</text:span></text:p>
      <text:p text:style-name="P1"><text:span text:style-name="T1">Data on x: -1013.880981; Data on y: -16.348000; Data on z: 2.562000</text:span></text:p>
      <text:p text:style-name="P1"><text:span text:style-name="T1">Data on x: -1013.088013; Data on y: -16.775000; Data on z: 7.503000</text:span></text:p>
      <text:p text:style-name="P1"><text:span text:style-name="T1">Data oData on x: -1013.758972; Data on y: -16.714001; Data on z: 3.233000</text:span></text:p>
      <text:p text:style-name="P1"><text:span text:style-name="T1">Data on x: -1013.393005; Data on y: -17.385000; Data on z: 2.074000</text:span></text:p>
      <text:p text:style-name="P1"><text:span text:style-name="T1">Data on x: -1013.758972; Data on y: -15.677000; Data on z: 5.551000</text:span></text:p>
      <text:p text:style-name="P1"><text:span text:style-name="T1">Data on x: -1011.745972; Data on y: -17.812000; Data on z: 5.856000</text:span></text:p>
      <text:p text:style-name="P1"><text:span text:style-name="T1">Data on x: -1013.453979Data on x: -1010.830994; Data on y: -17.750999; Data on z: 4.819000</text:span></text:p>
      <text:p text:style-name="P1"><text:span text:style-name="T1">Data on x: -1012.966003; Data on y: -16.409000; Data on z: 6.344000</text:span></text:p>
      <text:p text:style-name="P1"><text:span text:style-name="T1">Data on x: -999.729004; Data on y: -17.812000; Data on z: 1.830000</text:span></text:p>
      <text:p text:style-name="P1"><text:span text:style-name="T1">Data on x: -1012.783020; Data on y: -17.018999; Data on z: 5.612000</text:span></text:p>
      <text:p text:style-name="P1"><text:span text:style-name="T1">Data on x: -1013.758972; Data on y: -17.629000; Data onData on x: -1012.356018; Data on y: -16.409000; Data on z: 9.333000</text:span></text:p>
      <text:p text:style-name="P1"><text:span text:style-name="T1">Data on x: -1012.599976; Data on y: -18.177999; Data on z: 7.686000</text:span></text:p>
      <text:p text:style-name="P1"><text:span text:style-name="T1">Data on x: -1013.393005; Data on y: -16.226000; Data on z: 0.732000</text:span></text:p>
      <text:p text:style-name="P1"><text:span text:style-name="T1">Data on x: -1014.674011; Data on y: -17.507000; Data on z: 5.429000</text:span></text:p>
      <text:p text:style-name="P1"><text:span text:style-name="T1">Data on x: -1013.270996; Data on y: -15.189000; Data on z: 4.14Data on x: -1014.612976; Data on y: -17.995001; Data on z: -0.061000</text:span></text:p>
      <text:p text:style-name="P1"><text:span text:style-name="T1">Data on x: -1012.416992; Data on y: -18.788000; Data on z: 7.320000</text:span></text:p>
      <text:p text:style-name="P1"><text:span text:style-name="T1">Data on x: -1013.270996; Data on y: -17.263000; Data on z: 3.477000</text:span></text:p>
      <text:p text:style-name="P1"><text:span text:style-name="T1">Data on x: -1012.112000; Data on y: -17.568001; Data on z: 1.769000</text:span></text:p>
      <text:p text:style-name="P1"><text:span text:style-name="T1">Data on x: -1013.453979; Data on y: -16.896999; Data on z: 5.429000</text:span></text:p>
      <text:p text:style-name="P1"><text:span text:style-name="T1">Data on x: -1013.942017; Data on y: -17.080000; Data on z: 2.745000</text:span></text:p>
      <text:p text:style-name="P1"><text:span text:style-name="T1">Data on x: -1010.038025; Data on y: -17.080000; Data on z: 6.832000</text:span></text:p>
      <text:p text:style-name="P1"><text:span text:style-name="T1">Data on x: -1014.552002; Data on y: -17.750999; Data on z: 2.440000</text:span></text:p>
      <text:p text:style-name="P1"><text:span text:style-name="T1">Data on x: -1014.247009; Data on y: -18.177999; Data on z: 5.002000</text:span></text:p>
      <text:p text:style-name="P1"><text:span text:style-name="T1">Data on x: -1013.270996; Data on y: -17.141001; Data on z: 4.758000</text:span></text:p>
      <text:p text:style-name="P1"><text:span text:style-name="T1">Data on x: -1012.599976; Data on y: -18.177999; Data on z: 3.111000</text:span></text:p>
      <text:p text:style-name="P1"><text:span text:style-name="T1">Data on x: -1014.796021; Data on y: -16.958000; Data on z: 6.344000</text:span></text:p>
      <text:p text:style-name="P1"><text:span text:style-name="T1">Data on x: -1012.783020; Data on y: -16.896999; Data on z: 3.416000</text:span></text:p>
      <text:p text:style-name="P1"><text:span text:style-name="T1">Data on x: -1013.820007; Data on y: -17.202000; Data on z: 4.392000</text:span></text:p>
      <text:p text:style-name="P1"><text:span text:style-name="T1">Data on x: -1013.637024; Data onData on x: -1014.125000; Data on y: -17.018999; Data on z: 2.562000</text:span></text:p>
      <text:p text:style-name="P1"><text:span text:style-name="T1">Data on x: -1012.783020; Data on y: -19.580999; Data on z: 6.710000</text:span></text:p>
      <text:p text:style-name="P1"><text:span text:style-name="T1">Data on x: -1013.331970; Data on y: -16.287001; Data on z: 4.087000</text:span></text:p>
      <text:p text:style-name="P1"><text:span text:style-name="T1">Data on x: -1013.942017; Data on y: -17.263000; Data on z: 5.734000</text:span></text:p>
      <text:p text:style-name="P1"><text:span text:style-name="T1">Data on x: -1014.491028; Data on y: -Data on x: -1013.088013; Data on y: -18.056000; Data on z: 8.174000</text:span></text:p>
      <text:p text:style-name="P1"><text:span text:style-name="T1">Data on x: -1013.820007; Data on y: -16.469999; Data on z: 1.708000</text:span></text:p>
      <text:p text:style-name="P1"><text:span text:style-name="T1">Data on x: -1012.843994; Data on y: -17.934000; Data on z: 8.113000</text:span></text:p>
      <text:p text:style-name="P1"><text:span text:style-name="T1">Data on x: -1014.979004; Data on y: -17.629000; Data on z: 3.904000</text:span></text:p>
      <text:p text:style-name="P1"><text:span text:style-name="T1">Data on x: -1013.088013; Data on y: Data on x: -1013.880981; Data on y: -16.409000; Data on z: 8.357000</text:span></text:p>
      <text:p text:style-name="P1"><text:span text:style-name="T1">Data on x: -1014.185974; Data on y: -16.958000; Data on z: 4.453000</text:span></text:p>
      <text:p text:style-name="P1"><text:span text:style-name="T1">Data on x: -1013.758972; Data on y: -15.860000; Data on z: -0.915000</text:span></text:p>
      <text:p text:style-name="P1"><text:span text:style-name="T1">Data on x: -1014.247009; Data on y: -18.056000; Data on z: 5.307000</text:span></text:p>
      <text:p text:style-name="P1"><text:span text:style-name="T1">Data on x: -1013.637024; Data oData on x: -1013.148987; Data on y: -19.032000; Data on z: 3.843000</text:span></text:p>
      <text:p text:style-name="P1"><text:span text:style-name="T1">Data on x: -1013.270996; Data on y: -16.287001; Data on z: 1.464000</text:span></text:p>
      <text:p text:style-name="P1"><text:span text:style-name="T1">Data on x: -1013.270996; Data on y: -16.287001; Data on z: 6.222000</text:span></text:p>
      <text:p text:style-name="P1"><text:span text:style-name="T1">Data on x: -1012.172974; Data on y: -17.018999; Data on z: -0.488000</text:span></text:p>
      <text:p text:style-name="P1"><text:span text:style-name="T1">Data on x: -1012.172974; Data on y: -17.934000; Data on z: 3.355000</text:span></text:p>
      <text:p text:style-name="P1"><text:span text:style-name="T1">Data on x: -1013.758972; Data on y: -18.788000; Data on z: 4.575000</text:span></text:p>
      <text:p text:style-name="P1"><text:span text:style-name="T1">Data on x: -1030.350952; Data on y: -18.849001; Data on z: 7.015000</text:span></text:p>
      <text:p text:style-name="P1"><text:span text:style-name="T1">Data on x: -1015.406006; Data on y: -17.568001; Data on z: 2.440000</text:span></text:p>
      <text:p text:style-name="P1"><text:span text:style-name="T1">Data on x: -1012.4 Data on x: -1011.502014; Data on y: -18.299999; Data on z: 5.917000</text:span></text:p>
      <text:p text:style-name="P1"><text:span text:style-name="T1">Data on x: -1014.734985; Data on y: -16.958000; Data on z: 1.647000</text:span></text:p>
      <text:p text:style-name="P1"><text:span text:style-name="T1">Data on x: -1011.075012; Data on y: -19.153999; Data on z: 8.540000</text:span></text:p>
      <text:p text:style-name="P1"><text:span text:style-name="T1">Data on x: -1014.307983; Data on y: -18.910000; Data on z: 6.832000</text:span></text:p>
      <text:p text:style-name="P1"><text:span text:style-name="T1">Data o Data on x: -1013.148987; Data on y: -17.690001; Data on z: 4.331000</text:span></text:p>
      <text:p text:style-name="P1"><text:span text:style-name="T1">Data on x: -1013.515015; Data on y: -17.812000; Data on z: 4.819000</text:span></text:p>
      <text:p text:style-name="P1"><text:span text:style-name="T1">Data on x: -1013.088013; Data on y: -17.568001; Data on z: 6.771000</text:span></text:p>
      <text:p text:style-name="P1"><text:span text:style-name="T1">Data on x: -1011.929016; Data on y: -16.775000; Data on z: 6.588000</text:span></text:p>
      <text:p text:style-name="P1"><text:span text:style-name="T1">Data on x: -Data on x: -1013.026978; Data on y: -17.568001; Data on z: 3.660000</text:span></text:p>
      <text:p text:style-name="P1"><text:span text:style-name="T1">Data on x: -1013.820007; Data on y: -17.263000; Data on z: 6.588000</text:span></text:p>
      <text:p text:style-name="P1"><text:span text:style-name="T1">Data on x: -1013.210022; Data on y: -16.896999; Data on z: 4.880000</text:span></text:p>
      <text:p text:style-name="P1"><text:span text:style-name="T1">Data on x: -1012.905029; Data on y: -17.080000; Data on z: 5.612000</text:span></text:p>
      <text:p text:style-name="P1"><text:span text:style-name="T1">Data on x: -1Data on x: -1014.979004; Data on y: -16.348000; Data on z: 4.941000</text:span></text:p>
      <text:p text:style-name="P1"><text:span text:style-name="T1">Data on x: -1013.026978; Data on y: -17.507000; Data on z: 5.002000</text:span></text:p>
      <text:p text:style-name="P1"><text:span text:style-name="T1">Data on x: -1013.026978; Data on y: -17.629000; Data on z: 2.989000</text:span></text:p>
      <text:p text:style-name="P1"><text:span text:style-name="T1">Data on x: -1014.369019; Data on y: -17.568001; Data on z: 5.246000</text:span></text:p>
      <text:p text:style-name="P1"><text:span text:style-name="T1">Data on x: -1013.820007; Data on y: -17.568001; Data on z: 5.856000</text:span></text:p>
      <text:p text:style-name="P1"><text:span text:style-name="T1">Data on x: -1014.064026; Data on y: -17.690001; Data on z: 5.551000</text:span></text:p>
      <text:p text:style-name="P1"><text:span text:style-name="T1">Data on x: -1011.440979; Data on y: -18.910000; Data on z: -0.122000</text:span></text:p>
      <text:p text:style-name="P1"><text:span text:style-name="T1">Data on x: -1029.680054; Data on y: -18.239000; Data on z: 3.965000</text:span></text:p>
      <text:p text:style-name="P1"><text:span text:style-name="T1">Data on x: -1015.223022; Data on y: -17.690001; Data on z: 5.795000</text:span></text:p>
      <text:p text:style-name="P1"><text:span text:style-name="T1">Data on x: -10Data on x: -1012.478027; Data on y: -16.775000; Data on z: 3.416000</text:span></text:p>
      <text:p text:style-name="P1"><text:span text:style-name="T1">Data on x: -1014.612976; Data on y: -18.422001; Data on z: 2.623000</text:span></text:p>
      <text:p text:style-name="P1"><text:span text:style-name="T1">Data on x: -1014.796021; Data on y: -16.226000; Data on z: 3.904000</text:span></text:p>
      <text:p text:style-name="P1"><text:span text:style-name="T1">Data on x: -1010.953003; Data on y: -18.666000; Data on z: 2.196000</text:span></text:p>
      <text:p text:style-name="P1"><text:span text:style-name="T1">Data on<text:s text:c="2"/>Data on x: -1013.453979; Data on y: -18.239000; Data on z: 3.599000</text:span></text:p>
      <text:p text:style-name="P1"><text:span text:style-name="T1">Data on x: -1014.125000; Data on y: -17.568001; Data on z: 5.124000</text:span></text:p>
      <text:p text:style-name="P1"><text:span text:style-name="T1">Data on x: -1013.637024; Data on y: -17.995001; Data on z: 4.697000</text:span></text:p>
      <text:p text:style-name="P1"><text:span text:style-name="T1">Data on x: -1013.331970; Data on y: -18.666000; Data on z: 6.222000</text:span></text:p>
      <text:p text:style-name="P1"><text:span text:style-name="T1">Data on x: -1014.979004; Data on y: -16.531000; Data on z: 2.074000</text:span></text:p>
      <text:p text:style-name="P1"><text:span text:style-name="T1">Data on x: -1013.942017; Data on y: -17.141001; Data on z: 7.015000</text:span></text:p>
      <text:p text:style-name="P1"><text:span text:style-name="T1">Data on x: -1012.721985; Data on y: -16.104000; Data on z: 2.745000</text:span></text:p>
      <text:p text:style-name="P1"><text:span text:style-name="T1">Data on x: -1011.684998; Data on y: -17.141001; Data on z: 9.394000</text:span></text:p>
      <text:p text:style-name="P1"><text:span text:style-name="T1">Data on x: -1012.905029; Data on y: -17.872999; Data on z: 1.098000</text:span></text:p>
      <text:p text:style-name="P1"><text:span text:style-name="T1">Data on x: -1014.491028; Data on y: -16.348000; Data on z: 6.100000</text:span></text:p>
      <text:p text:style-name="P1"><text:span text:style-name="T1">Data on x: -1013.393005; Data on y: -16.896999; Data on z: 2.684000</text:span></text:p>
      <text:p text:style-name="P1"><text:span text:style-name="T1">Data on x: -1012.661011; Data on y: -17.872999; Data on z: 5.246000</text:span></text:p>
      <text:p text:style-name="P1"><text:span text:style-name="T1">Data on x: -1029.009033; Data on y: -19.153999; Data on z: 0.061000</text:span></text:p>
      <text:p text:style-name="P1"><text:span text:style-name="T1">Data on x: -1000.460999; Data on y: -16.531000; Data on z: 4.575000</text:span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